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fo:text-align="center" style:justify-single-word="false"/>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ten Simulator 22 Anleitung | Cornelius Schill MKB 2</text:p>
      <text:p text:style-name="P2"/>
      <text:p text:style-name="P1">Nach dem öffnen der HTML-Seite in einem beliebigen Browser (getestet in Chrome) hat man zunächst die Auswahl des Startkapitals und die Auswahl der Preisschwankung. Hat man diese eingestellt (oder auf den Standarteinstellungen gelassen) kann man auf den „Push to start“- Button drücken um die Simulation zu beginnen.</text:p>
      <text:p text:style-name="P1"/>
      <text:p text:style-name="P1">In der Mitte sieht man den Canvas mit den Feldern, links sind die Samen, die sich im Inventar des Spieleris befinden und rechts befinden sich die Werkzeuge zum ernten und wässern, sowie die Mengen an Dünger und Pestizid, das das Spieleri besitzt.</text:p>
      <text:p text:style-name="P1">Weiter unten befindet sich der Markt. Auf diesem kann man neue Samen, sowie Dünger und Pestizid kaufen. Die Preise der Produkte schwanken im Rahmen dessen, was das Spieleri zu beginn eingestellt hat.</text:p>
      <text:p text:style-name="P1">Hat man nun einige Samen gekauft finden sich die auf der linken Seite im Inventar wider. Durch einen Klick auf den entsprechenden Button werden sie ausgewählt. Oben links wird immer angezeigt was zum aktuellen Zeitpunkt ausgewählt ist. Hat man einen Samen ausgewählt kann dieser, durch einen Klick auf ein Feld des Canvases dort gepflanzt werden. </text:p>
      <text:p text:style-name="P1">Die Pflanzen wachsen stetig und benötigen nach einiger Zeit Wasser, was durch ein blaues Kästchen in der linken oberen Ecke signalisiert wird. Wird die Pflanze dann nicht gewässert stirbt sie nach einiger Zeit ab – doch Achtung: wenn man eine Pflanze wässert, die gerade kein Wasser benötigt stirbt sie ebenfalls ab.</text:p>
      <text:p text:style-name="P1">Pflanzen können auch gedüngt werden, was ihre Wachstumsgeschwindigkeit erhöht und durch einen weißen Rahmen im Feld angezeigt wird. Doch auch hier ebenfalls Vorsicht geboten – wenn eine Pflanze einmal gedüngt wurden, stirbt sie, wenn man versucht sie noch einmal zu düngen.</text:p>
      <text:p text:style-name="P1">Pflanzen können auch von Schädlingen befallen werden. Diese tauchen zufällig auf den Pflanzen auf. Schädlinge sorgen dafür, dass die Pflanze schrumpft anstatt zu wachen, bis sie irgendwann verschwindet. Gegen Schädlinge kann man Pestizid auf dem Markt kaufen um die diese zu bekämpfen.</text:p>
      <text:p text:style-name="P1"/>
      <text:p text:style-name="P1">Hat eine Pflanze eine gewisse Größe erreicht kann sie geerntet werden. Dies wird durch einen goldenen Rahmen im Feld angezeigt. Wir die Pflanze geerntet wird sie für das doppelte des aktuellen Marktpreises verkauft und das Feld wird wieder frei.</text:p>
      <text:p text:style-name="P1">Das erwirtschaftete Geld kann man dann in neue Samen, Dünger und Pestizid inves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Schill</meta:initial-creator>
    <meta:creation-date>2022-07-19T11:05:23.14</meta:creation-date>
    <dc:date>2022-07-19T11:30:12.64</dc:date>
    <dc:creator>Cornelius Schill</dc:creator>
    <meta:editing-duration>PT9M28S</meta:editing-duration>
    <meta:editing-cycles>4</meta:editing-cycles>
    <meta:generator>OpenOffice/4.1.11$Win32 OpenOffice.org_project/4111m1$Build-9808</meta:generator>
    <meta:document-statistic meta:table-count="0" meta:image-count="0" meta:object-count="0" meta:page-count="1" meta:paragraph-count="10" meta:word-count="371" meta:character-count="2366"/>
  </office:meta>
</office:document-meta>
</file>